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sso2-Crescente" table:style-name="ta1">
        <table:shapes>
          <draw:frame draw:z-index="0" draw:style-name="gr1" draw:text-style-name="P1" svg:width="224.38mm" svg:height="123.78mm" svg:x="67.85mm" svg:y="5.06mm">
            <loext:p draw:notify-on-update-of-ranges="'Passo2-Crescente'.A2:'Passo2-Crescente'.A51 'Passo2-Crescente'.B1:'Passo2-Crescente'.B1 'Passo2-Crescente'.B2:'Passo2-Crescente'.B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Passo2-Decrescente" table:style-name="ta1">
        <table:shapes>
          <draw:frame draw:z-index="0" draw:style-name="gr1" draw:text-style-name="P1" svg:width="224.38mm" svg:height="123.78mm" svg:x="67.73mm" svg:y="4.52mm">
            <loext:p draw:notify-on-update-of-ranges="'Passo2-Decrescente'.A2:'Passo2-Decrescente'.A51 'Passo2-Decrescente'.B1:'Passo2-Decrescente'.B1 'Passo2-Decrescente'.B2:'Passo2-Decrescente'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98" calcext:value-type="float">
            <text:p>698</text:p>
          </table:table-cell>
        </table:table-row>
      </table:table>
      <table:table table:name="Passo2-Aleatorio" table:style-name="ta1">
        <table:shapes>
          <draw:frame draw:z-index="0" draw:style-name="gr1" draw:text-style-name="P1" svg:width="224.38mm" svg:height="123.78mm" svg:x="67.73mm" svg:y="4.52mm">
            <loext:p draw:notify-on-update-of-ranges="'Passo2-Aleatorio'.A2:'Passo2-Aleatorio'.A51 'Passo2-Aleatorio'.B1:'Passo2-Aleatorio'.B1 'Passo2-Aleatorio'.B2:'Passo2-Aleatorio'.B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53" calcext:value-type="float">
            <text:p>353</text:p>
          </table:table-cell>
        </table:table-row>
      </table:table>
      <table:table table:name="Passo7-Crescente" table:style-name="ta1">
        <table:shapes>
          <draw:frame draw:z-index="0" draw:style-name="gr1" draw:text-style-name="P1" svg:width="224.38mm" svg:height="123.78mm" svg:x="67.85mm" svg:y="5.06mm">
            <loext:p draw:notify-on-update-of-ranges="'Passo7-Crescente'.A2:'Passo7-Crescente'.A51 'Passo7-Crescente'.B1:'Passo7-Crescente'.B1 'Passo7-Crescente'.B2:'Passo7-Crescente'.B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Passo7-Decrescente" table:style-name="ta1">
        <table:shapes>
          <draw:frame draw:z-index="0" draw:style-name="gr1" draw:text-style-name="P1" svg:width="224.38mm" svg:height="123.78mm" svg:x="67.73mm" svg:y="4.52mm">
            <loext:p draw:notify-on-update-of-ranges="'Passo7-Decrescente'.A2:'Passo7-Decrescente'.A51 'Passo7-Decrescente'.B1:'Passo7-Decrescente'.B1 'Passo7-Decrescente'.B2:'Passo7-Decrescente'.B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42" calcext:value-type="float">
            <text:p>1142</text:p>
          </table:table-cell>
        </table:table-row>
      </table:table>
      <table:table table:name="Passo7-Aleatorio" table:style-name="ta1">
        <table:shapes>
          <draw:frame draw:z-index="0" draw:style-name="gr1" draw:text-style-name="P1" svg:width="224.38mm" svg:height="123.78mm" svg:x="67.73mm" svg:y="4.52mm">
            <loext:p draw:notify-on-update-of-ranges="'Passo7-Aleatorio'.A2:'Passo7-Aleatorio'.A51 'Passo7-Aleatorio'.B1:'Passo7-Aleatorio'.B1 'Passo7-Aleatorio'.B2:'Passo7-Aleatorio'.B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08" calcext:value-type="float">
            <text:p>2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7:25:15.27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5:02.682000000</meta:creation-date>
    <dc:date>2017-08-10T18:04:35.894000000</dc:date>
    <meta:editing-duration>PT3H57M22S</meta:editing-duration>
    <meta:editing-cycles>22</meta:editing-cycles>
    <meta:generator>LibreOffice/5.1.0.3$Windows_X86_64 LibreOffice_project/5e3e00a007d9b3b6efb6797a8b8e57b51ab1f737</meta:generator>
    <meta:document-statistic meta:table-count="6" meta:cell-count="6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'Passo2-Decrescente'.A1:'Passo2-Decrescente'.B51" chart:data-source-has-labels="both" svg:x="1.459cm" svg:y="1.409cm" svg:width="20.532cm" svg:height="9.742cm">
          <chartooo:coordinate-region svg:x="2.266cm" svg:y="1.409cm" svg:width="19.725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'Passo2-Decrescente'.A2:'Passo2-Decrescente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Passo2-Decrescente'.B2:'Passo2-Decrescente'.B51" chart:label-cell-address="'Passo2-Decrescente'.B1:'Passo2-Decrescente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Passo2-Decrescente'.B1:'Passo2-Decrescente'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asso2-Decrescente'.A2:'Passo2-Decrescente'.A51</svg:desc>
                </draw:g>
              </table:table-cell>
              <table:table-cell office:value-type="float" office:value="2">
                <text:p>2</text:p>
                <draw:g>
                  <svg:desc>'Passo2-Decrescente'.B2:'Passo2-Decrescente'.B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98">
                <text:p>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'Passo2-Crescente'.A1:'Passo2-Crescente'.B51" chart:data-source-has-labels="both" svg:x="1.459cm" svg:y="1.409cm" svg:width="20.532cm" svg:height="9.742cm">
          <chartooo:coordinate-region svg:x="2.318cm" svg:y="1.409cm" svg:width="19.673cm" svg:height="7.965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'Passo2-Crescente'.A2:'Passo2-Crescente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Passo2-Crescente'.B2:'Passo2-Crescente'.B51" chart:label-cell-address="'Passo2-Crescente'.B1:'Passo2-Crescente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Passo2-Crescente'.B1:'Passo2-Crescente'.B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'Passo2-Crescente'.A2:'Passo2-Crescente'.A51</svg:desc>
                </draw:g>
              </table:table-cell>
              <table:table-cell office:value-type="float" office:value="6">
                <text:p>6</text:p>
                <draw:g>
                  <svg:desc>'Passo2-Crescente'.B2:'Passo2-Crescente'.B51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000000">
                <text:p>220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000000">
                <text:p>230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000000">
                <text:p>240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000000">
                <text:p>260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7000000">
                <text:p>270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00000">
                <text:p>280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000000">
                <text:p>290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000000">
                <text:p>3100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000000">
                <text:p>3200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000000">
                <text:p>330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000000">
                <text:p>3400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000000">
                <text:p>3600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000000">
                <text:p>3700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000000">
                <text:p>3800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000000">
                <text:p>3900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000000">
                <text:p>4100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00000">
                <text:p>420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000000">
                <text:p>4300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0000">
                <text:p>440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000000">
                <text:p>450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6000000">
                <text:p>4600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000000">
                <text:p>4700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8000000">
                <text:p>4800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000000">
                <text:p>490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'Passo2-Aleatorio'.A1:'Passo2-Aleatorio'.B51" chart:data-source-has-labels="both" svg:x="1.459cm" svg:y="1.409cm" svg:width="20.532cm" svg:height="9.742cm">
          <chartooo:coordinate-region svg:x="2.266cm" svg:y="1.409cm" svg:width="19.725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'Passo2-Aleatorio'.A2:'Passo2-Aleatorio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Passo2-Aleatorio'.B2:'Passo2-Aleatorio'.B51" chart:label-cell-address="'Passo2-Aleatorio'.B1:'Passo2-Aleatorio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Passo2-Aleatorio'.B1:'Passo2-Aleatorio'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asso2-Aleatorio'.A2:'Passo2-Aleatorio'.A51</svg:desc>
                </draw:g>
              </table:table-cell>
              <table:table-cell office:value-type="float" office:value="0">
                <text:p>0</text:p>
                <draw:g>
                  <svg:desc>'Passo2-Aleatorio'.B2:'Passo2-Aleatorio'.B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'Passo7-Crescente'.A1:'Passo7-Crescente'.B51" chart:data-source-has-labels="both" svg:x="1.459cm" svg:y="1.409cm" svg:width="20.532cm" svg:height="9.742cm">
          <chartooo:coordinate-region svg:x="2.266cm" svg:y="1.409cm" svg:width="19.725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'Passo7-Crescente'.A2:'Passo7-Crescente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Passo7-Crescente'.B2:'Passo7-Crescente'.B51" chart:label-cell-address="'Passo7-Crescente'.B1:'Passo7-Crescente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Passo7-Crescente'.B1:'Passo7-Crescente'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asso7-Crescente'.A2:'Passo7-Crescente'.A51</svg:desc>
                </draw:g>
              </table:table-cell>
              <table:table-cell office:value-type="float" office:value="2">
                <text:p>2</text:p>
                <draw:g>
                  <svg:desc>'Passo7-Crescente'.B2:'Passo7-Crescente'.B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'Passo7-Decrescente'.A1:'Passo7-Decrescente'.B51" chart:data-source-has-labels="both" svg:x="1.459cm" svg:y="1.409cm" svg:width="20.532cm" svg:height="9.742cm">
          <chartooo:coordinate-region svg:x="2.451cm" svg:y="1.409cm" svg:width="19.54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'Passo7-Decrescente'.A2:'Passo7-Decrescente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Passo7-Decrescente'.B2:'Passo7-Decrescente'.B51" chart:label-cell-address="'Passo7-Decrescente'.B1:'Passo7-Decrescente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Passo7-Decrescente'.B1:'Passo7-Decrescente'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asso7-Decrescente'.A2:'Passo7-Decrescente'.A51</svg:desc>
                </draw:g>
              </table:table-cell>
              <table:table-cell office:value-type="float" office:value="2">
                <text:p>2</text:p>
                <draw:g>
                  <svg:desc>'Passo7-Decrescente'.B2:'Passo7-Decrescente'.B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42">
                <text:p>11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39cm" svg:height="12.379cm" xlink:href=".." xlink:type="simple" chart:class="chart:bar" chart:style-name="ch1">
        <chart:title svg:x="9.376cm" svg:y="0.383cm" chart:style-name="ch2">
          <text:p>Tamanho X Tempo</text:p>
        </chart:title>
        <chart:plot-area chart:style-name="ch3" table:cell-range-address="'Passo7-Aleatorio'.A1:'Passo7-Aleatorio'.B51" chart:data-source-has-labels="both" svg:x="1.459cm" svg:y="1.409cm" svg:width="20.532cm" svg:height="9.742cm">
          <chartooo:coordinate-region svg:x="2.451cm" svg:y="1.409cm" svg:width="19.54cm" svg:height="8.358cm"/>
          <chart:axis chart:dimension="x" chart:name="primary-x" chart:style-name="ch4" chartooo:axis-type="auto">
            <chartooo:date-scale/>
            <chart:title svg:x="10.98cm" svg:y="11.398cm" chart:style-name="ch5">
              <text:p>Tamanho</text:p>
            </chart:title>
            <chart:categories table:cell-range-address="'Passo7-Aleatorio'.A2:'Passo7-Aleatorio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Passo7-Aleatorio'.B2:'Passo7-Aleatorio'.B51" chart:label-cell-address="'Passo7-Aleatorio'.B1:'Passo7-Aleatorio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Passo7-Aleatorio'.B1:'Passo7-Aleatorio'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asso7-Aleatorio'.A2:'Passo7-Aleatorio'.A51</svg:desc>
                </draw:g>
              </table:table-cell>
              <table:table-cell office:value-type="float" office:value="1">
                <text:p>1</text:p>
                <draw:g>
                  <svg:desc>'Passo7-Aleatorio'.B2:'Passo7-Aleatorio'.B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808">
                <text:p>28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